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3.24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37.5pt"/>
    </style:style>
    <style:style style:name="co4" style:family="table-column">
      <style:table-column-properties fo:break-before="auto" style:column-width="160.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onstants</text:p>
          </table:table-cell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Gear Ratio</text:p>
          </table:table-cell>
          <table:table-cell table:style-name="ce1" office:value-type="float" office:value="20.1" calcext:value-type="float">
            <text:p>20.1</text:p>
          </table:table-cell>
          <table:table-cell table:style-name="ce1"/>
          <table:table-cell table:style-name="ce1" office:value-type="string" calcext:value-type="string">
            <text:p>**Your Gear Ratio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tepper Steps/rev</text:p>
          </table:table-cell>
          <table:table-cell table:style-name="ce1" office:value-type="float" office:value="1600" calcext:value-type="float">
            <text:p>1600</text:p>
          </table:table-cell>
          <table:table-cell table:style-name="ce1"/>
          <table:table-cell table:style-name="ce1" office:value-type="string" calcext:value-type="string">
            <text:p>**Your Stepper's step per revolutio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number-columns-repeated="1018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Variables</text:p>
          </table:table-cell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Stepper Deg/step</text:p>
          </table:table-cell>
          <table:table-cell table:formula="of:=360/[.B8]" office:value-type="string" office:string-value="0.225" calcext:value-type="string">
            <text:p>0.225</text:p>
          </table:table-cell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Gear Deg/step</text:p>
          </table:table-cell>
          <table:table-cell table:formula="of:=[.B13]/[.B7]" office:value-type="string" office:string-value="0.01119402985" calcext:value-type="string">
            <text:p>0.01119402985</text:p>
          </table:table-cell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Geared Steps/rev</text:p>
          </table:table-cell>
          <table:table-cell table:formula="of:=360/[.B14]" office:value-type="string" office:string-value="32160" calcext:value-type="string">
            <text:p>32160</text:p>
          </table:table-cell>
          <table:table-cell table:style-name="ce1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Geared Steps/deg</text:p>
          </table:table-cell>
          <table:table-cell table:formula="of:=[.B15]/360" office:value-type="string" office:string-value="89.33333333" calcext:value-type="string">
            <text:p>89.33333333</text:p>
          </table:table-cell>
          <table:table-cell table:style-name="ce1"/>
          <table:table-cell table:style-name="ce1" office:value-type="string" calcext:value-type="string">
            <text:p>**This is multiplied with Angle moving to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2" table:number-rows-repeated="48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 calcext:value-type="string">
            <text:p>AZ345.0 EL5.0 UP0 DN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style-name="ce1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/>
          <table:table-cell table:style-name="ce1" table:number-columns-repeated="4"/>
          <table:table-cell table:number-columns-repeated="1018"/>
        </table:table-row>
        <table:table-row table:style-name="ro2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" meta:object-count="0"/>
    <meta:generator>LibreOfficeDev/5.1.0.3$Linux_X86_64 LibreOffice_project/</meta:generator>
  </office:meta>
</office:document-meta>
</file>